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34d0c"/>
    </style:style>
    <style:style style:name="P2" style:family="paragraph" style:parent-style-name="Text_20_body">
      <style:text-properties officeooo:paragraph-rsid="00034d0c"/>
    </style:style>
    <style:style style:name="P3" style:family="paragraph" style:parent-style-name="Text_20_body">
      <style:text-properties officeooo:paragraph-rsid="00069e83"/>
    </style:style>
    <style:style style:name="P4" style:family="paragraph" style:parent-style-name="Standard">
      <style:paragraph-properties fo:margin-top="0in" fo:margin-bottom="0.139in" style:contextual-spacing="false" fo:line-height="115%"/>
      <style:text-properties officeooo:paragraph-rsid="00034d0c"/>
    </style:style>
    <style:style style:name="P5" style:family="paragraph" style:parent-style-name="Text_20_body" style:list-style-name="L1"/>
    <style:style style:name="P6" style:family="paragraph" style:parent-style-name="Text_20_body" style:list-style-name="L2">
      <style:text-properties officeooo:paragraph-rsid="00034d0c"/>
    </style:style>
    <style:style style:name="P7" style:family="paragraph" style:parent-style-name="Text_20_body" style:list-style-name="L3">
      <style:text-properties officeooo:paragraph-rsid="00034d0c"/>
    </style:style>
    <style:style style:name="P8" style:family="paragraph" style:parent-style-name="Text_20_body" style:list-style-name="L4">
      <style:text-properties officeooo:paragraph-rsid="00034d0c"/>
    </style:style>
    <style:style style:name="P9" style:family="paragraph" style:parent-style-name="Text_20_body" style:list-style-name="L5">
      <style:text-properties officeooo:paragraph-rsid="00034d0c"/>
    </style:style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T1" style:family="text">
      <style:text-properties fo:language="en" fo:country="GB" officeooo:rsid="00034d0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34d0c"/>
    </style:style>
    <style:style style:name="T4" style:family="text">
      <style:text-properties style:font-name="Liberation Serif" fo:font-size="14pt" fo:language="en" fo:country="US" fo:font-weight="bold" style:font-size-asian="14pt" style:font-weight-asian="bold" style:font-size-complex="14pt"/>
    </style:style>
    <style:style style:name="T5" style:family="text">
      <style:text-properties style:font-name="Liberation Serif" fo:font-size="14pt" fo:language="el" fo:country="GR" fo:font-weight="bold" style:font-size-asian="14pt" style:font-weight-asian="bold" style:font-size-complex="14pt"/>
    </style:style>
    <style:style style:name="T6" style:family="text">
      <style:text-properties style:font-name="Liberation Serif" fo:font-size="14pt" fo:language="en" fo:country="GB" fo:font-weight="bold" officeooo:rsid="00069e83" style:font-size-asian="14pt" style:font-weight-asian="bold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Ιστορία Χρήστη: </text:span><text:span text:style-name="Strong_20_Emphasis"><text:span text:style-name="T1">Ολοκλήρωση Στάθμευσης και Πληρωμή </text:span></text:span></text:h>
      <text:h text:style-name="P1" text:outline-level="3"><text:line-break/><text:span text:style-name="T2">Ως χρήστης, θέλω να ολοκληρώσω τη στάθμευση και να πληρώσω μέσω της εφαρμογής, ώστε να χρεωθώ σωστά και να απελευθερωθεί η θέση.</text:span></text:h>
      <text:h text:style-name="Heading_20_4" text:outline-level="4"><text:span text:style-name="Strong_20_Emphasis">Περιγραφή:</text:span></text:h>
      <text:p text:style-name="Text_20_body">Ο χρήστης έχει ενεργή στάθμευση και επιλέγει να τη διακόψει μέσω της εφαρμογής. Το σύστημα υπολογίζει το τελικό ποσό βάσει της διάρκειας στάθμευσης και ζητά πληρωμή. Μετά την επιβεβαίωση πληρωμής, η στάθμευση θεωρείται ολοκληρωμένη.</text:p>
      <text:h text:style-name="Heading_20_3" text:outline-level="3"><text:span text:style-name="Strong_20_Emphasis">Κύρια Ροή</text:span></text:h>
      <text:list xml:id="list2822625970" text:style-name="L1">
        <text:list-item>
          <text:p text:style-name="P5">Ο χρήστης ανοίγει την εφαρμογή.</text:p>
        </text:list-item>
        <text:list-item>
          <text:p text:style-name="P5">Επιλέγει την ενεργή στάθμευση από την αρχική οθόνη.</text:p>
        </text:list-item>
        <text:list-item>
          <text:p text:style-name="P5">Πατά το κουμπί "Ολοκλήρωση Στάθμευσης".</text:p>
        </text:list-item>
        <text:list-item>
          <text:p text:style-name="P5">Η εφαρμογή υπολογίζει τη συνολική διάρκεια στάθμευσης και το αντίστοιχο κόστος.</text:p>
        </text:list-item>
        <text:list-item>
          <text:p text:style-name="P5">Εμφανίζονται οι διαθέσιμες μέθοδοι πληρωμής.</text:p>
        </text:list-item>
        <text:list-item>
          <text:p text:style-name="P5">Ο χρήστης επιλέγει τρόπο πληρωμής και επιβεβαιώνει.</text:p>
        </text:list-item>
        <text:list-item>
          <text:p text:style-name="P5">Η εφαρμογή επεξεργάζεται την πληρωμή.</text:p>
        </text:list-item>
        <text:list-item>
          <text:p text:style-name="P5">Αν η πληρωμή ολοκληρωθεί επιτυχώς, η εφαρμογή εμφανίζει επιβεβαίωση και ψηφιακή απόδειξη.</text:p>
        </text:list-item>
        <text:list-item>
          <text:p text:style-name="P5">Η θέση στάθμευσης απελευθερώνεται και η στάθμευση τερματίζεται.</text:p>
        </text:list-item>
      </text:list>
      <text:p text:style-name="Text_20_body"/>
      <text:h text:style-name="P1" text:outline-level="3"><text:span text:style-name="Strong_20_Emphasis">Υπορροές / Περιπτώσεις Σφάλματος</text:span></text:h>
      <text:p text:style-name="P2"><text:s/><text:span text:style-name="Strong_20_Emphasis">Υπορροή 1 – Αποτυχία πληρωμής:</text:span></text:p>
      <text:list xml:id="list602597619" text:style-name="L2">
        <text:list-item>
          <text:p text:style-name="P6">Αν η πληρωμή αποτύχει (π.χ. πρόβλημα με την κάρτα), ο χρήστης ενημερώνεται και μπορεί να προσπαθήσει ξανά ή να επιλέξει άλλη μέθοδο.</text:p>
        </text:list-item>
      </text:list>
      <text:p text:style-name="P2"><text:s/><text:span text:style-name="Strong_20_Emphasis">Υπορροή 2 – Διακοπή δικτύου:</text:span></text:p>
      <text:list xml:id="list1117718032" text:style-name="L3">
        <text:list-item>
          <text:p text:style-name="P7">Αν υπάρξει διακοπή σύνδεσης κατά την πληρωμή, το σύστημα προσπαθεί αυτόματα όταν επανέλθει η σύνδεση.</text:p>
        </text:list-item>
      </text:list>
      <text:p text:style-name="P2"><text:s/><text:span text:style-name="Strong_20_Emphasis">Υπορροή 3 – Προπληρωμένο υπόλοιπο:</text:span></text:p>
      <text:list xml:id="list2093272519" text:style-name="L4">
        <text:list-item>
          <text:p text:style-name="P8">Αν η στάθμευση έχει ήδη πληρωθεί (π.χ. μηνιαία συνδρομή), η εφαρμογή παραλείπει το στάδιο πληρωμής και προχωρά σε απλό τερματισμό.</text:p>
        </text:list-item>
      </text:list>
      <text:p text:style-name="P2"><text:s/><text:span text:style-name="Strong_20_Emphasis">Υπορροή 4 – Τεχνικό σφάλμα στον υπολογισμό:</text:span></text:p>
      <text:list xml:id="list287898725" text:style-name="L5">
        <text:list-item>
          <text:p text:style-name="P9">Αν παρουσιαστεί πρόβλημα στον υπολογισμό της χρέωσης, εμφανίζεται μήνυμα σφάλματος και ζητείται υποστήριξη ή καθοδήγηση χρήστη.</text:p>
        </text:list-item>
      </text:list>
      <text:h text:style-name="Heading_20_3" text:outline-level="3"><text:soft-page-break/><text:span text:style-name="Strong_20_Emphasis">Κριτήρια Αποδοχής:</text:span></text:h>
      <text:p text:style-name="P3"/>
      <text:p text:style-name="P3"><text:s/>Ο χρήστης μπορεί να δει τη συνολική διάρκεια στάθμευσης και το αντίστοιχο κόστος.</text:p>
      <text:p text:style-name="P3"><text:s/>Η εφαρμογή εμφανίζει επιλογές πληρωμής (π.χ. κάρτα, wallet, PayPal κ.λπ.).<text:line-break/> Η πληρωμή πραγματοποιείται με ασφάλεια και επιβεβαιώνεται.<text:line-break/> Αν η πληρωμή αποτύχει, ο χρήστης ενημερώνεται και μπορεί να προσπαθήσει ξανά.<text:line-break/> Μετά την επιτυχή πληρωμή, η στάθμευση τερματίζεται και ο χώρος απελευθερώνεται.<text:line-break/> Ο χρήστης λαμβάνει απόδειξη ή επιβεβαίωση πληρωμής μέσω της εφαρμογής και email (αν <text:s text:c="2"/>υπάρχει).<text:line-break/>Αν η στάθμευση ήταν δωρεάν ή προπληρωμένη, δεν εμφανίζεται στάδιο πληρωμής, αλλά γίνεται επιβεβαίωση ολοκλήρωσης.</text:p>
      <text:h text:style-name="P1" text:outline-level="3"><text:span text:style-name="Strong_20_Emphasis"><text:span text:style-name="T3">Fu</text:span></text:span><text:span text:style-name="Strong_20_Emphasis"><text:span text:style-name="T1">nctional Requirements</text:span></text:span><text:span text:style-name="Strong_20_Emphasis"> (FR):</text:span></text:h>
      <text:p text:style-name="P2"><text:span text:style-name="Strong_20_Emphasis"/></text:p>
      <text:p text:style-name="P2"><text:s/><text:span text:style-name="Strong_20_Emphasis">FR1:</text:span> Το σύστημα πρέπει να επιτρέπει στον χρήστη να ολοκληρώσει τη στάθμευση μέσω εντολής "Τερματισμός Στάθμευσης".<text:line-break/><text:span text:style-name="Strong_20_Emphasis">FR2:</text:span> Το σύστημα πρέπει να υπολογίζει το συνολικό ποσό χρέωσης βάσει της διάρκειας.<text:line-break/><text:span text:style-name="Strong_20_Emphasis">FR3:</text:span> Το σύστημα πρέπει να υποστηρίζει πολλαπλές μεθόδους πληρωμής.<text:line-break/><text:span text:style-name="Strong_20_Emphasis">FR4:</text:span> Το σύστημα πρέπει να παρέχει απόδειξη πληρωμής (ψηφιακή απόδειξη ή email).<text:line-break/><text:span text:style-name="Strong_20_Emphasis">FR5:</text:span> Σε περίπτωση αποτυχίας πληρωμής, πρέπει να δίνεται στον χρήστη δυνατότητα επανάληψης.<text:line-break/><text:span text:style-name="Strong_20_Emphasis">FR6:</text:span> Το σύστημα πρέπει να ενημερώνει τον χρήστη για την επιτυχή ολοκλήρωση και να ενημερώνει τη βάση δεδομένων για την απελευθέρωση της θέσης.</text:p>
      <text:p text:style-name="P2"/>
      <text:p text:style-name="P4"><text:span text:style-name="Strong_20_Emphasis"><text:span text:style-name="T4">Non-</text:span></text:span><text:span text:style-name="Strong_20_Emphasis"><text:span text:style-name="T5">Functional Requirements </text:span></text:span><text:span text:style-name="Strong_20_Emphasis"><text:span text:style-name="T6">(N</text:span></text:span><text:span text:style-name="Strong_20_Emphasis"><text:span text:style-name="T5">FR</text:span></text:span><text:span text:style-name="Strong_20_Emphasis"><text:span text:style-name="T6">)</text:span></text:span><text:span text:style-name="Strong_20_Emphasis"><text:span text:style-name="T5">:</text:span></text:span></text:p>
      <text:p text:style-name="P2"><text:s/><text:span text:style-name="Strong_20_Emphasis">NFR1 – Απόδοση:</text:span></text:p>
      <text:list xml:id="list2826427222" text:style-name="L6">
        <text:list-item>
          <text:p text:style-name="P10">Η διαδικασία πληρωμής και ολοκλήρωσης στάθμευσης δεν πρέπει να ξεπερνά τα <text:span text:style-name="Strong_20_Emphasis">5 δευτερόλεπτα</text:span> σε φυσιολογικές συνθήκες.</text:p>
        </text:list-item>
      </text:list>
      <text:p text:style-name="Text_20_body"><text:span text:style-name="Strong_20_Emphasis">NFR2 – Ασφάλεια:</text:span></text:p>
      <text:list xml:id="list2818889835" text:style-name="L7">
        <text:list-item>
          <text:p text:style-name="P11">Οι πληρωμές πρέπει να γίνονται μέσω <text:span text:style-name="Strong_20_Emphasis">πιστοποιημένων παρόχων</text:span> (π.χ. Stripe, PayPal) και με <text:span text:style-name="Strong_20_Emphasis">SSL κρυπτογράφηση</text:span>.</text:p>
        </text:list-item>
        <text:list-item>
          <text:p text:style-name="P11">Καμία πληροφορία κάρτας δεν αποθηκεύεται τοπικά στην εφαρμογή.</text:p>
        </text:list-item>
      </text:list>
      <text:p text:style-name="Text_20_body"><text:span text:style-name="Strong_20_Emphasis">NFR3 – Ευχρηστία:</text:span></text:p>
      <text:list xml:id="list3071766014" text:style-name="L8">
        <text:list-item>
          <text:p text:style-name="P12">Η διεπαφή πληρωμής πρέπει να είναι <text:span text:style-name="Strong_20_Emphasis">καθαρή και φιλική</text:span>, με εμφανές κουμπί “Πληρωμή”.</text:p>
        </text:list-item>
        <text:list-item>
          <text:p text:style-name="P12">Ο χρήστης πρέπει να έχει τη δυνατότητα επισκόπησης όλων των χρεώσεων πριν πληρώσει.</text:p>
        </text:list-item>
      </text:list>
      <text:p text:style-name="Text_20_body"><text:span text:style-name="Strong_20_Emphasis">NFR4 – Διαθεσιμότητα:</text:span></text:p>
      <text:list xml:id="list114860680" text:style-name="L9">
        <text:list-item>
          <text:p text:style-name="P13">Το σύστημα πληρωμών πρέπει να είναι διαθέσιμο <text:span text:style-name="Strong_20_Emphasis">24/7</text:span> με <text:span text:style-name="Strong_20_Emphasis">εφεδρικά API endpoints</text:span> σε περίπτωση αστοχίας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9:55:17.429548100</meta:creation-date>
    <dc:date>2025-04-10T13:59:19.578489904</dc:date>
    <meta:editing-duration>PT6M2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9" meta:word-count="508" meta:character-count="3467" meta:non-whitespace-character-count="2993"/>
  </office:meta>
</office:document-meta>
</file>